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P195" style:family="paragraph" style:parent-style-name="Standard">
      <style:text-properties style:font-name="Times" officeooo:rsid="016db53a" officeooo:paragraph-rsid="016db53a"/>
    </style:style>
    <style:style style:name="P196" style:family="paragraph" style:parent-style-name="Standard">
      <style:text-properties style:font-name="Times" officeooo:rsid="016f175d" officeooo:paragraph-rsid="016f175d"/>
    </style:style>
    <style:style style:name="P197" style:family="paragraph" style:parent-style-name="Standard">
      <style:text-properties style:font-name="Times" officeooo:rsid="01719fff" officeooo:paragraph-rsid="01719fff"/>
    </style:style>
    <style:style style:name="P198" style:family="paragraph" style:parent-style-name="Standard">
      <style:text-properties style:font-name="Times" officeooo:rsid="01739ffa" officeooo:paragraph-rsid="01739ffa"/>
    </style:style>
    <style:style style:name="P199" style:family="paragraph" style:parent-style-name="Standard">
      <style:text-properties style:font-name="Times" officeooo:rsid="0175686a" officeooo:paragraph-rsid="0175686a"/>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cba4"/>
    </style:style>
    <style:style style:name="T141" style:family="text">
      <style:text-properties officeooo:rsid="016fe54e"/>
    </style:style>
    <style:style style:name="T142" style:family="text">
      <style:text-properties officeooo:rsid="01719fff"/>
    </style:style>
    <style:style style:name="T143" style:family="text">
      <style:text-properties officeooo:rsid="0172640e"/>
    </style:style>
    <style:style style:name="T144" style:family="text">
      <style:text-properties officeooo:rsid="01765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p>
      <text:p text:style-name="P194">99_26: Ma=100. <text:span text:style-name="T140">Stopped at angle 48.4</text:span></text:p>
      <text:p text:style-name="P194">99_27: no fixing Ma. Natural <text:span text:style-name="T139">circulation</text:span>. </text:p>
      <text:p text:style-name="P195">99_28: Ma=-10. Initial gamma =0, Da=1</text:p>
      <text:p text:style-name="P196">99_29: Ma = -100. <text:span text:style-name="T142">lost precision for gamma at r=0, stop converging.</text:span></text:p>
      <text:p text:style-name="P197">99_29_1: smaller Da. Helped. To angle 28.8.</text:p>
      <text:p text:style-name="P197">99_29_2: include gamma into trunerr. <text:span text:style-name="T143">Did not help.</text:span></text:p>
      <text:p text:style-name="P196">99_30: no Maran. <text:span text:style-name="T141">Natrual adsp (gamma0=0) works. </text:span></text:p>
      <text:p text:style-name="P196"/>
      <text:p text:style-name="P196"/>
      <text:p text:style-name="P198">To figure out why addsing substrate does not work anymore.</text:p>
      <text:p text:style-name="P199">1: the reason was: SQr2z2 cannot be used in outer surface (the end of the substrate) because it was not defined for that surface. <text:span text:style-name="T144">Just changed the one SQr2z2 back to reta**2+zeta**2, then it worked!</text:span></text:p>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2T10:09:07.743687909</dc:date>
    <dc:creator>Lihui Wang</dc:creator>
    <meta:editing-duration>P45DT12H59M15S</meta:editing-duration>
    <meta:editing-cycles>290</meta:editing-cycles>
    <meta:generator>LibreOffice/4.3.7.2$Linux_X86_64 LibreOffice_project/430$Build-2</meta:generator>
    <meta:document-statistic meta:table-count="0" meta:image-count="0" meta:object-count="0" meta:page-count="14" meta:paragraph-count="321" meta:word-count="4833" meta:character-count="29111" meta:non-whitespace-character-count="24519"/>
  </office:meta>
</office:document-meta>
</file>